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490" officeooo:paragraph-rsid="00155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</text:p>
      <text:p text:style-name="P1"/>
      <text:p text:style-name="P1">Pour ce programme la distance sémantique est infinie : si on ne sait pas se servir du programme on ne pas s'en servir</text:p>
      <text:p text:style-name="P1"/>
      <text:p text:style-name="P1">Pour ce programme, la distance sémantique à l'interprétation est élevée car la sortie n'est pas très intuitive. On pourrait par exemple rajouter un graphique pour améliorer l'interfac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fevreh </meta:initial-creator>
    <meta:creation-date>2015-02-09T15:20:53.445664964</meta:creation-date>
    <dc:date>2015-02-09T15:31:00.937729810</dc:date>
    <dc:creator>lefevreh </dc:creator>
    <meta:editing-duration>P0D</meta:editing-duration>
    <meta:editing-cycles>1</meta:editing-cycles>
    <meta:document-statistic meta:table-count="0" meta:image-count="0" meta:object-count="0" meta:page-count="1" meta:paragraph-count="3" meta:word-count="52" meta:character-count="313" meta:non-whitespace-character-count="264"/>
    <meta:generator>LibreOffice/4.2.4.2$Linux_X86_64 LibreOffice_project/420m0$Build-2</meta:generator>
  </office:meta>
</office:document-meta>
</file>